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11"/>
    <style:style style:name="ce2" style:family="table-cell" style:parent-style-name="Default" style:data-style-name="N50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CategoryId</text:p>
          </table:table-cell>
          <table:table-cell table:style-name="Default" office:value-type="string">
            <text:p>Name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style-name="Default" office:value-type="string">
            <text:p>Arbeitszeit</text:p>
          </table:table-cell>
          <table:table-cell table:style-name="Default" office:value-type="string">
            <text:p>Working tim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style-name="Default" office:value-type="string">
            <text:p>Urlaub</text:p>
          </table:table-cell>
          <table:table-cell table:style-name="Default" office:value-type="string">
            <text:p>Holiday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style-name="Default" office:value-type="string">
            <text:p>Krank</text:p>
          </table:table-cell>
          <table:table-cell table:style-name="Default" office:value-type="string">
            <text:p>Sick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style-name="Default" office:value-type="string">
            <text:p>Feiertag</text:p>
          </table:table-cell>
          <table:table-cell table:style-name="Default" office:value-type="string">
            <text:p>Feast day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ategoryId</text:p>
          </table:table-cell>
          <table:table-cell table:style-name="Default" office:value-type="string">
            <text:p>Start</text:p>
          </table:table-cell>
          <table:table-cell table:style-name="Default" office:value-type="string">
            <text:p>End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style-name="ce1" office:value-type="date" office:date-value="2011-07-04T08:00:00">
            <text:p>2011-07-04 08:00:00</text:p>
          </table:table-cell>
          <table:table-cell table:style-name="ce1" office:value-type="date" office:date-value="2011-07-04T16:00:00">
            <text:p>2011-07-04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7]+1" office:value-type="date" office:date-value="2011-07-05T08:00:00">
            <text:p>2011-07-05 08:00:00</text:p>
          </table:table-cell>
          <table:table-cell table:style-name="ce1" table:formula="of:=[.D7]+(0.95+(RAND()*0.1))" office:value-type="date" office:date-value="2011-07-05T16:30:05.018047">
            <text:p>2011-07-05 16:30:0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8]+1" office:value-type="date" office:date-value="2011-07-06T08:00:00">
            <text:p>2011-07-06 08:00:00</text:p>
          </table:table-cell>
          <table:table-cell table:style-name="ce1" table:formula="of:=[.D8]+(0.95+(RAND()*0.1))" office:value-type="date" office:date-value="2011-07-06T17:01:43.380991">
            <text:p>2011-07-06 17:01:4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9]+1" office:value-type="date" office:date-value="2011-07-07T08:00:00">
            <text:p>2011-07-07 08:00:00</text:p>
          </table:table-cell>
          <table:table-cell table:style-name="ce1" table:formula="of:=[.D9]+(0.95+(RAND()*0.1))" office:value-type="date" office:date-value="2011-07-07T16:32:49.429081">
            <text:p>2011-07-07 16:32:4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10]+1" office:value-type="date" office:date-value="2011-07-08T08:00:00">
            <text:p>2011-07-08 08:00:00</text:p>
          </table:table-cell>
          <table:table-cell table:style-name="ce1" table:formula="of:=[.D10]+(0.95+(RAND()*0.1))" office:value-type="date" office:date-value="2011-07-08T16:35:59.688113">
            <text:p>2011-07-08 16:36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7]+7" office:value-type="date" office:date-value="2011-07-11T08:00:00">
            <text:p>2011-07-11 08:00:00</text:p>
          </table:table-cell>
          <table:table-cell table:style-name="ce1" table:formula="of:=[.D7]+7" office:value-type="date" office:date-value="2011-07-11T16:00:00">
            <text:p>2011-07-11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2]+1" office:value-type="date" office:date-value="2011-07-12T08:00:00">
            <text:p>2011-07-12 08:00:00</text:p>
          </table:table-cell>
          <table:table-cell table:style-name="ce1" table:formula="of:=[.D12]+(0.95+(RAND()*0.1))" office:value-type="date" office:date-value="2011-07-12T16:14:43.592817">
            <text:p>2011-07-12 16:14:4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3]+1" office:value-type="date" office:date-value="2011-07-13T08:00:00">
            <text:p>2011-07-13 08:00:00</text:p>
          </table:table-cell>
          <table:table-cell table:style-name="ce1" table:formula="of:=[.D13]+(0.95+(RAND()*0.1))" office:value-type="date" office:date-value="2011-07-13T15:47:48.117017">
            <text:p>2011-07-13 15:47:4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4]+1" office:value-type="date" office:date-value="2011-07-14T08:00:00">
            <text:p>2011-07-14 08:00:00</text:p>
          </table:table-cell>
          <table:table-cell table:style-name="ce1" table:formula="of:=[.D14]+(0.95+(RAND()*0.1))" office:value-type="date" office:date-value="2011-07-14T16:58:06.366951">
            <text:p>2011-07-14 16:58:0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5]+1" office:value-type="date" office:date-value="2011-07-15T08:00:00">
            <text:p>2011-07-15 08:00:00</text:p>
          </table:table-cell>
          <table:table-cell table:style-name="ce1" table:formula="of:=[.D15]+(0.95+(RAND()*0.1))" office:value-type="date" office:date-value="2011-07-15T15:56:13.079818">
            <text:p>2011-07-15 15:56:1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2]+7" office:value-type="date" office:date-value="2011-07-18T08:00:00">
            <text:p>2011-07-18 08:00:00</text:p>
          </table:table-cell>
          <table:table-cell table:style-name="ce1" table:formula="of:=[.D12]+7" office:value-type="date" office:date-value="2011-07-18T16:00:00">
            <text:p>2011-07-18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7]+1" office:value-type="date" office:date-value="2011-07-19T08:00:00">
            <text:p>2011-07-19 08:00:00</text:p>
          </table:table-cell>
          <table:table-cell table:style-name="ce1" table:formula="of:=[.D17]+(0.95+(RAND()*0.1))" office:value-type="date" office:date-value="2011-07-19T15:18:23.158274">
            <text:p>2011-07-19 15:18:2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8]+1" office:value-type="date" office:date-value="2011-07-20T08:00:00">
            <text:p>2011-07-20 08:00:00</text:p>
          </table:table-cell>
          <table:table-cell table:style-name="ce1" table:formula="of:=[.D18]+(0.95+(RAND()*0.1))" office:value-type="date" office:date-value="2011-07-20T15:19:24.291087">
            <text:p>2011-07-20 15:19:2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style-name="ce1" table:formula="of:=[.C19]+1" office:value-type="date" office:date-value="2011-07-21T08:00:00">
            <text:p>2011-07-21 08:00:00</text:p>
          </table:table-cell>
          <table:table-cell table:style-name="ce1" table:formula="of:=[.D19]+(0.95+(RAND()*0.1))" office:value-type="date" office:date-value="2011-07-21T15:07:43.507565">
            <text:p>2011-07-21 15:07:4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0]+1" office:value-type="date" office:date-value="2011-07-22T08:00:00">
            <text:p>2011-07-22 08:00:00</text:p>
          </table:table-cell>
          <table:table-cell table:style-name="ce1" table:formula="of:=[.D20]+(0.95+(RAND()*0.1))" office:value-type="date" office:date-value="2011-07-22T14:38:34.891988">
            <text:p>2011-07-22 14:38:3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17]+7" office:value-type="date" office:date-value="2011-07-25T08:00:00">
            <text:p>2011-07-25 08:00:00</text:p>
          </table:table-cell>
          <table:table-cell table:style-name="ce1" table:formula="of:=[.D17]+7" office:value-type="date" office:date-value="2011-07-25T16:00:00">
            <text:p>2011-07-25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2]+1" office:value-type="date" office:date-value="2011-07-26T08:00:00">
            <text:p>2011-07-26 08:00:00</text:p>
          </table:table-cell>
          <table:table-cell table:style-name="ce1" table:formula="of:=[.D22]+(0.95+(RAND()*0.1))" office:value-type="date" office:date-value="2011-07-26T17:11:38.021282">
            <text:p>2011-07-26 17:11:3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3]+1" office:value-type="date" office:date-value="2011-07-27T08:00:00">
            <text:p>2011-07-27 08:00:00</text:p>
          </table:table-cell>
          <table:table-cell table:style-name="ce1" table:formula="of:=[.D23]+(0.95+(RAND()*0.1))" office:value-type="date" office:date-value="2011-07-27T16:35:01.774591">
            <text:p>2011-07-27 16:35:0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4]+1" office:value-type="date" office:date-value="2011-07-28T08:00:00">
            <text:p>2011-07-28 08:00:00</text:p>
          </table:table-cell>
          <table:table-cell table:style-name="ce1" table:formula="of:=[.D24]+(0.95+(RAND()*0.1))" office:value-type="date" office:date-value="2011-07-28T15:57:43.649756">
            <text:p>2011-07-28 15:57:4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5]+1" office:value-type="date" office:date-value="2011-07-29T08:00:00">
            <text:p>2011-07-29 08:00:00</text:p>
          </table:table-cell>
          <table:table-cell table:style-name="ce1" table:formula="of:=[.D25]+(0.95+(RAND()*0.1))" office:value-type="date" office:date-value="2011-07-29T16:37:39.568468">
            <text:p>2011-07-29 16:37: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2]+7" office:value-type="date" office:date-value="2011-08-01T08:00:00">
            <text:p>2011-08-01 08:00:00</text:p>
          </table:table-cell>
          <table:table-cell table:style-name="ce1" table:formula="of:=[.D22]+7" office:value-type="date" office:date-value="2011-08-01T16:00:00">
            <text:p>2011-08-01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7]+1" office:value-type="date" office:date-value="2011-08-02T08:00:00">
            <text:p>2011-08-02 08:00:00</text:p>
          </table:table-cell>
          <table:table-cell table:style-name="ce1" table:formula="of:=[.D27]+(0.95+(RAND()*0.1))" office:value-type="date" office:date-value="2011-08-02T15:12:45.850488">
            <text:p>2011-08-02 15:12:4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8]+1" office:value-type="date" office:date-value="2011-08-03T08:00:00">
            <text:p>2011-08-03 08:00:00</text:p>
          </table:table-cell>
          <table:table-cell table:style-name="ce1" table:formula="of:=[.D28]+(0.95+(RAND()*0.1))" office:value-type="date" office:date-value="2011-08-03T14:52:15.018057">
            <text:p>2011-08-03 14:52:1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9]+1" office:value-type="date" office:date-value="2011-08-04T08:00:00">
            <text:p>2011-08-04 08:00:00</text:p>
          </table:table-cell>
          <table:table-cell table:style-name="ce1" table:formula="of:=[.D29]+(0.95+(RAND()*0.1))" office:value-type="date" office:date-value="2011-08-04T14:11:34.379116">
            <text:p>2011-08-04 14:11:3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0]+1" office:value-type="date" office:date-value="2011-08-05T08:00:00">
            <text:p>2011-08-05 08:00:00</text:p>
          </table:table-cell>
          <table:table-cell table:style-name="ce1" table:formula="of:=[.D30]+(0.95+(RAND()*0.1))" office:value-type="date" office:date-value="2011-08-05T14:59:55.721118">
            <text:p>2011-08-05 14:59:5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27]+7" office:value-type="date" office:date-value="2011-08-08T08:00:00">
            <text:p>2011-08-08 08:00:00</text:p>
          </table:table-cell>
          <table:table-cell table:style-name="ce1" table:formula="of:=[.D27]+7" office:value-type="date" office:date-value="2011-08-08T16:00:00">
            <text:p>2011-08-08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style-name="ce1" table:formula="of:=[.C32]+1" office:value-type="date" office:date-value="2011-08-09T08:00:00">
            <text:p>2011-08-09 08:00:00</text:p>
          </table:table-cell>
          <table:table-cell table:style-name="ce1" table:formula="of:=[.D32]+(0.95+(RAND()*0.1))" office:value-type="date" office:date-value="2011-08-09T15:38:15.081699">
            <text:p>2011-08-09 15:38:1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style-name="ce1" table:formula="of:=[.C33]+1" office:value-type="date" office:date-value="2011-08-10T08:00:00">
            <text:p>2011-08-10 08:00:00</text:p>
          </table:table-cell>
          <table:table-cell table:style-name="ce1" table:formula="of:=[.D33]+(0.95+(RAND()*0.1))" office:value-type="date" office:date-value="2011-08-10T14:40:53.216111">
            <text:p>2011-08-10 14:40:5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4]+1" office:value-type="date" office:date-value="2011-08-11T08:00:00">
            <text:p>2011-08-11 08:00:00</text:p>
          </table:table-cell>
          <table:table-cell table:style-name="ce1" table:formula="of:=[.D34]+(0.95+(RAND()*0.1))" office:value-type="date" office:date-value="2011-08-11T13:56:58.288315">
            <text:p>2011-08-11 13:56:5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5]+1" office:value-type="date" office:date-value="2011-08-12T08:00:00">
            <text:p>2011-08-12 08:00:00</text:p>
          </table:table-cell>
          <table:table-cell table:style-name="ce1" table:formula="of:=[.D35]+(0.95+(RAND()*0.1))" office:value-type="date" office:date-value="2011-08-12T14:53:46.832019">
            <text:p>2011-08-12 14:53:4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2]+7" office:value-type="date" office:date-value="2011-08-15T08:00:00">
            <text:p>2011-08-15 08:00:00</text:p>
          </table:table-cell>
          <table:table-cell table:style-name="ce1" table:formula="of:=[.D32]+7" office:value-type="date" office:date-value="2011-08-15T16:00:00">
            <text:p>2011-08-15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7]+1" office:value-type="date" office:date-value="2011-08-16T08:00:00">
            <text:p>2011-08-16 08:00:00</text:p>
          </table:table-cell>
          <table:table-cell table:style-name="ce1" table:formula="of:=[.D37]+(0.95+(RAND()*0.1))" office:value-type="date" office:date-value="2011-08-16T17:09:54.10368">
            <text:p>2011-08-16 17:09:5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8]+1" office:value-type="date" office:date-value="2011-08-17T08:00:00">
            <text:p>2011-08-17 08:00:00</text:p>
          </table:table-cell>
          <table:table-cell table:style-name="ce1" table:formula="of:=[.D38]+(0.95+(RAND()*0.1))" office:value-type="date" office:date-value="2011-08-17T16:12:14.724327">
            <text:p>2011-08-17 16:12:1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9]+1" office:value-type="date" office:date-value="2011-08-18T08:00:00">
            <text:p>2011-08-18 08:00:00</text:p>
          </table:table-cell>
          <table:table-cell table:style-name="ce1" table:formula="of:=[.D39]+(0.95+(RAND()*0.1))" office:value-type="date" office:date-value="2011-08-18T15:18:25.941406">
            <text:p>2011-08-18 15:18:2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0]+1" office:value-type="date" office:date-value="2011-08-19T08:00:00">
            <text:p>2011-08-19 08:00:00</text:p>
          </table:table-cell>
          <table:table-cell table:style-name="ce1" table:formula="of:=[.D40]+(0.95+(RAND()*0.1))" office:value-type="date" office:date-value="2011-08-19T15:46:31.389411">
            <text:p>2011-08-19 15:46:3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37]+7" office:value-type="date" office:date-value="2011-08-22T08:00:00">
            <text:p>2011-08-22 08:00:00</text:p>
          </table:table-cell>
          <table:table-cell table:style-name="ce1" table:formula="of:=[.D37]+7" office:value-type="date" office:date-value="2011-08-22T16:00:00">
            <text:p>2011-08-22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2]+1" office:value-type="date" office:date-value="2011-08-23T08:00:00">
            <text:p>2011-08-23 08:00:00</text:p>
          </table:table-cell>
          <table:table-cell table:style-name="ce1" table:formula="of:=[.D42]+(0.95+(RAND()*0.1))" office:value-type="date" office:date-value="2011-08-23T15:06:04.675396">
            <text:p>2011-08-23 15:06:0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3]+1" office:value-type="date" office:date-value="2011-08-24T08:00:00">
            <text:p>2011-08-24 08:00:00</text:p>
          </table:table-cell>
          <table:table-cell table:style-name="ce1" table:formula="of:=[.D43]+(0.95+(RAND()*0.1))" office:value-type="date" office:date-value="2011-08-24T16:13:44.065878">
            <text:p>2011-08-24 16:13:4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4]+1" office:value-type="date" office:date-value="2011-08-25T08:00:00">
            <text:p>2011-08-25 08:00:00</text:p>
          </table:table-cell>
          <table:table-cell table:style-name="ce1" table:formula="of:=[.D44]+(0.95+(RAND()*0.1))" office:value-type="date" office:date-value="2011-08-25T15:08:39.965078">
            <text:p>2011-08-25 15:08: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5]+1" office:value-type="date" office:date-value="2011-08-26T08:00:00">
            <text:p>2011-08-26 08:00:00</text:p>
          </table:table-cell>
          <table:table-cell table:style-name="ce1" table:formula="of:=[.D45]+(0.95+(RAND()*0.1))" office:value-type="date" office:date-value="2011-08-26T14:00:57.832624">
            <text:p>2011-08-26 14:00:5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2]+7" office:value-type="date" office:date-value="2011-08-29T08:00:00">
            <text:p>2011-08-29 08:00:00</text:p>
          </table:table-cell>
          <table:table-cell table:style-name="ce1" table:formula="of:=[.D42]+7" office:value-type="date" office:date-value="2011-08-29T16:00:00">
            <text:p>2011-08-29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7]+1" office:value-type="date" office:date-value="2011-08-30T08:00:00">
            <text:p>2011-08-30 08:00:00</text:p>
          </table:table-cell>
          <table:table-cell table:style-name="ce1" table:formula="of:=[.D47]+(0.95+(RAND()*0.1))" office:value-type="date" office:date-value="2011-08-30T14:48:28.306332">
            <text:p>2011-08-30 14:48:2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48]+1" office:value-type="date" office:date-value="2011-08-31T08:00:00">
            <text:p>2011-08-31 08:00:00</text:p>
          </table:table-cell>
          <table:table-cell table:style-name="ce1" table:formula="of:=[.D48]+(0.95+(RAND()*0.1))" office:value-type="date" office:date-value="2011-08-31T13:45:32.829848">
            <text:p>2011-08-31 13:45:3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49]+1" office:value-type="date" office:date-value="2011-09-01T08:00:00">
            <text:p>2011-09-01 08:00:00</text:p>
          </table:table-cell>
          <table:table-cell table:style-name="ce1" table:formula="of:=[.D49]+(0.95+(RAND()*0.1))" office:value-type="date" office:date-value="2011-09-01T13:07:39.567509">
            <text:p>2011-09-01 13:07: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50]+1" office:value-type="date" office:date-value="2011-09-02T08:00:00">
            <text:p>2011-09-02 08:00:00</text:p>
          </table:table-cell>
          <table:table-cell table:style-name="ce1" table:formula="of:=[.D50]+(0.95+(RAND()*0.1))" office:value-type="date" office:date-value="2011-09-02T12:56:59.455527">
            <text:p>2011-09-02 12:56:5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47]+7" office:value-type="date" office:date-value="2011-09-05T08:00:00">
            <text:p>2011-09-05 08:00:00</text:p>
          </table:table-cell>
          <table:table-cell table:style-name="ce1" table:formula="of:=[.D47]+7" office:value-type="date" office:date-value="2011-09-05T16:00:00">
            <text:p>2011-09-05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2]+1" office:value-type="date" office:date-value="2011-09-06T08:00:00">
            <text:p>2011-09-06 08:00:00</text:p>
          </table:table-cell>
          <table:table-cell table:style-name="ce1" table:formula="of:=[.D52]+(0.95+(RAND()*0.1))" office:value-type="date" office:date-value="2011-09-06T15:33:57.953538">
            <text:p>2011-09-06 15:33:5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3]+1" office:value-type="date" office:date-value="2011-09-07T08:00:00">
            <text:p>2011-09-07 08:00:00</text:p>
          </table:table-cell>
          <table:table-cell table:style-name="ce1" table:formula="of:=[.D53]+(0.95+(RAND()*0.1))" office:value-type="date" office:date-value="2011-09-07T16:34:43.088294">
            <text:p>2011-09-07 16:34:4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4]+1" office:value-type="date" office:date-value="2011-09-08T08:00:00">
            <text:p>2011-09-08 08:00:00</text:p>
          </table:table-cell>
          <table:table-cell table:style-name="ce1" table:formula="of:=[.D54]+(0.95+(RAND()*0.1))" office:value-type="date" office:date-value="2011-09-08T15:53:43.00923">
            <text:p>2011-09-08 15:53:4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5]+1" office:value-type="date" office:date-value="2011-09-09T08:00:00">
            <text:p>2011-09-09 08:00:00</text:p>
          </table:table-cell>
          <table:table-cell table:style-name="ce1" table:formula="of:=[.D55]+(0.95+(RAND()*0.1))" office:value-type="date" office:date-value="2011-09-09T14:44:34.188933">
            <text:p>2011-09-09 14:44:3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2]+7" office:value-type="date" office:date-value="2011-09-12T08:00:00">
            <text:p>2011-09-12 08:00:00</text:p>
          </table:table-cell>
          <table:table-cell table:style-name="ce1" table:formula="of:=[.D52]+7" office:value-type="date" office:date-value="2011-09-12T16:00:00">
            <text:p>2011-09-12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style-name="ce1" table:formula="of:=[.C57]+1" office:value-type="date" office:date-value="2011-09-13T08:00:00">
            <text:p>2011-09-13 08:00:00</text:p>
          </table:table-cell>
          <table:table-cell table:style-name="ce1" table:formula="of:=[.D57]+(0.95+(RAND()*0.1))" office:value-type="date" office:date-value="2011-09-13T17:10:17.272615">
            <text:p>2011-09-13 17:10:1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style-name="ce1" table:formula="of:=[.C58]+1" office:value-type="date" office:date-value="2011-09-14T08:00:00">
            <text:p>2011-09-14 08:00:00</text:p>
          </table:table-cell>
          <table:table-cell table:style-name="ce1" table:formula="of:=[.D58]+(0.95+(RAND()*0.1))" office:value-type="date" office:date-value="2011-09-14T16:22:38.181999">
            <text:p>2011-09-14 16:22:3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9]+1" office:value-type="date" office:date-value="2011-09-15T08:00:00">
            <text:p>2011-09-15 08:00:00</text:p>
          </table:table-cell>
          <table:table-cell table:style-name="ce1" table:formula="of:=[.D59]+(0.95+(RAND()*0.1))" office:value-type="date" office:date-value="2011-09-15T17:11:42.216033">
            <text:p>2011-09-15 17:11:4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0]+1" office:value-type="date" office:date-value="2011-09-16T08:00:00">
            <text:p>2011-09-16 08:00:00</text:p>
          </table:table-cell>
          <table:table-cell table:style-name="ce1" table:formula="of:=[.D60]+(0.95+(RAND()*0.1))" office:value-type="date" office:date-value="2011-09-16T16:56:42.272533">
            <text:p>2011-09-16 16:56:4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57]+7" office:value-type="date" office:date-value="2011-09-19T08:00:00">
            <text:p>2011-09-19 08:00:00</text:p>
          </table:table-cell>
          <table:table-cell table:style-name="ce1" table:formula="of:=[.D57]+7" office:value-type="date" office:date-value="2011-09-19T16:00:00">
            <text:p>2011-09-19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2]+1" office:value-type="date" office:date-value="2011-09-20T08:00:00">
            <text:p>2011-09-20 08:00:00</text:p>
          </table:table-cell>
          <table:table-cell table:style-name="ce1" table:formula="of:=[.D62]+(0.95+(RAND()*0.1))" office:value-type="date" office:date-value="2011-09-20T16:54:49.634581">
            <text:p>2011-09-20 16:54:5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3]+1" office:value-type="date" office:date-value="2011-09-21T08:00:00">
            <text:p>2011-09-21 08:00:00</text:p>
          </table:table-cell>
          <table:table-cell table:style-name="ce1" table:formula="of:=[.D63]+(0.95+(RAND()*0.1))" office:value-type="date" office:date-value="2011-09-21T17:20:18.095492">
            <text:p>2011-09-21 17:20: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4]+1" office:value-type="date" office:date-value="2011-09-22T08:00:00">
            <text:p>2011-09-22 08:00:00</text:p>
          </table:table-cell>
          <table:table-cell table:style-name="ce1" table:formula="of:=[.D64]+(0.95+(RAND()*0.1))" office:value-type="date" office:date-value="2011-09-22T17:55:40.671032">
            <text:p>2011-09-22 17:55:4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65]+1" office:value-type="date" office:date-value="2011-09-23T08:00:00">
            <text:p>2011-09-23 08:00:00</text:p>
          </table:table-cell>
          <table:table-cell table:style-name="ce1" table:formula="of:=[.D65]+(0.95+(RAND()*0.1))" office:value-type="date" office:date-value="2011-09-23T17:48:27.821334">
            <text:p>2011-09-23 17:48:2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2]+7" office:value-type="date" office:date-value="2011-09-26T08:00:00">
            <text:p>2011-09-26 08:00:00</text:p>
          </table:table-cell>
          <table:table-cell table:style-name="ce1" table:formula="of:=[.D62]+7" office:value-type="date" office:date-value="2011-09-26T16:00:00">
            <text:p>2011-09-26 16:00: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7]+1" office:value-type="date" office:date-value="2011-09-27T08:00:00">
            <text:p>2011-09-27 08:00:00</text:p>
          </table:table-cell>
          <table:table-cell table:style-name="ce1" table:formula="of:=[.D67]+(0.95+(RAND()*0.1))" office:value-type="date" office:date-value="2011-09-27T15:59:35.155013">
            <text:p>2011-09-27 15:59:3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8]+1" office:value-type="date" office:date-value="2011-09-28T08:00:00">
            <text:p>2011-09-28 08:00:00</text:p>
          </table:table-cell>
          <table:table-cell table:style-name="ce1" table:formula="of:=[.D68]+(0.95+(RAND()*0.1))" office:value-type="date" office:date-value="2011-09-28T15:12:05.493037">
            <text:p>2011-09-28 15:12:0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style-name="ce1" table:formula="of:=[.C69]+1" office:value-type="date" office:date-value="2011-09-29T08:00:00">
            <text:p>2011-09-29 08:00:00</text:p>
          </table:table-cell>
          <table:table-cell table:style-name="ce1" table:formula="of:=[.D69]+(0.95+(RAND()*0.1))" office:value-type="date" office:date-value="2011-09-29T14:26:16.667238">
            <text:p>2011-09-29 14:26:1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style-name="ce1" table:formula="of:=[.C70]+1" office:value-type="date" office:date-value="2011-09-30T08:00:00">
            <text:p>2011-09-30 08:00:00</text:p>
          </table:table-cell>
          <table:table-cell table:style-name="ce1" table:formula="of:=[.D70]+(0.95+(RAND()*0.1))" office:value-type="date" office:date-value="2011-09-30T14:02:21.486956">
            <text:p>2011-09-30 14:02:21</text:p>
          </table:table-cell>
          <table:table-cell office:value-type="string">
            <text:p>None</text:p>
          </table:table-cell>
        </table:table-row>
        <table:table-row table:style-name="ro1" table:number-rows-repeated="8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text>'</number:text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'</number:text>
    </number:date-style>
    <number:date-style style:name="N109">
      <number:text>'</number:text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'</number:text>
    </number:date-style>
    <number:date-style style:name="N110">
      <number:text>'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'</number:text>
    </number:date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.08.2011</text:date>, <text:time>22:4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ger</meta:initial-creator>
    <meta:creation-date>2010-04-09T23:12:08</meta:creation-date>
    <dc:date>2011-08-24T22:46:59</dc:date>
    <meta:editing-duration>PT4H44M5S</meta:editing-duration>
    <meta:editing-cycles>4</meta:editing-cycles>
    <meta:generator>LibreOffice/3.4$Unix LibreOffice_project/340m1$Build-103</meta:generator>
    <meta:document-statistic meta:table-count="3" meta:cell-count="349" meta:object-count="0"/>
  </office:meta>
</office:document-meta>
</file>